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77000000FA0E2B0D916871DF5D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992cm, 41.565cm, 18.036cm, 31.095cm)" draw:image-opacity="100%" style:mirror="none"/>
    </style:style>
    <style:style style:name="gr2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224cm" fo:min-width="0.9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351cm" fo:min-width="0.17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251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089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605cm" fo:min-width="0.35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148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605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605cm" fo:min-width="1.371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objectwithoutfill">
      <style:graphic-properties svg:stroke-width="0.035cm" svg:stroke-color="#ff3333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28cm" svg:stroke-color="#ff3333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stroke="none" svg:stroke-color="#000000" draw:fill="none" draw:fill-color="#ffffff" fo:min-he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762cm" svg:height="6.603cm" svg:x="0.065cm" svg:y="0.111cm">
            <draw:image xlink:href="Pictures/100000000000177000000FA0E2B0D916871DF5D6.jpg" xlink:type="simple" xlink:show="embed" xlink:actuate="onLoad">
              <text:p/>
            </draw:image>
          </draw:frame>
          <draw:custom-shape draw:style-name="gr2" draw:text-style-name="P1" draw:layer="layout" svg:width="1.524cm" svg:height="0.508cm" svg:x="4.256cm" svg:y="1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05cm" svg:height="0.635cm" svg:x="3.475cm" svg:y="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19cm" svg:height="0.535cm" svg:x="6.061cm" svg:y="1.7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54cm" svg:height="0.373cm" svg:x="5.475cm" svg:y="2.3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89cm" svg:height="0.889cm" svg:x="4.383cm" svg:y="2.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19cm" svg:height="0.432cm" svg:x="5.361cm" svg:y="3.2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54cm" svg:height="0.373cm" svg:x="4.002cm" svg:y="3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54cm" svg:height="0.373cm" svg:x="4.702cm" svg:y="3.79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273cm" svg:height="0.889cm" svg:x="3.475cm" svg:y="2.65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905cm" svg:height="0.889cm" svg:x="3.494cm" svg:y="4.302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651cm" svg:height="0.645cm" svg:x="1.462cm" svg:y="0.111cm">
            <draw:text-box>
              <text:p><text:span text:style-name="T1">STDIO</text:span></text:p>
            </draw:text-box>
          </draw:frame>
          <draw:line draw:style-name="gr11" draw:text-style-name="P1" draw:layer="layout" svg:x1="2.605cm" svg:y1="0.619cm" svg:x2="3.494cm" svg:y2="1.635cm">
            <text:p/>
          </draw:line>
          <draw:frame draw:style-name="gr10" draw:text-style-name="P2" draw:layer="layout" svg:width="3.522cm" svg:height="0.645cm" svg:x="3.274cm" svg:y="0.111cm">
            <draw:text-box>
              <text:p><text:span text:style-name="T1">GPIO (I2C, SPI...)</text:span></text:p>
            </draw:text-box>
          </draw:frame>
          <draw:line draw:style-name="gr11" draw:text-style-name="P1" draw:layer="layout" svg:x1="4.862cm" svg:y1="0.746cm" svg:x2="4.852cm" svg:y2="1.618cm">
            <text:p/>
          </draw:line>
          <draw:frame draw:style-name="gr10" draw:text-style-name="P2" draw:layer="layout" svg:width="1.946cm" svg:height="0.645cm" svg:x="6.674cm" svg:y="0.112cm">
            <draw:text-box>
              <text:p><text:span text:style-name="T1">Antenna</text:span></text:p>
            </draw:text-box>
          </draw:frame>
          <draw:line draw:style-name="gr11" draw:text-style-name="P1" draw:layer="layout" svg:x1="7.558cm" svg:y1="0.619cm" svg:x2="6.669cm" svg:y2="1.635cm">
            <text:p/>
          </draw:line>
          <draw:line draw:style-name="gr12" draw:text-style-name="P1" draw:layer="layout" svg:x1="2.309cm" svg:y1="2.576cm" svg:x2="4.341cm" svg:y2="2.576cm">
            <text:p/>
          </draw:line>
          <draw:frame draw:style-name="gr10" draw:text-style-name="P2" draw:layer="layout" svg:width="2.461cm" svg:height="0.645cm" svg:x="0.063cm" svg:y="2.212cm">
            <draw:text-box>
              <text:p><text:span text:style-name="T1">STM32F427</text:span></text:p>
            </draw:text-box>
          </draw:frame>
          <draw:line draw:style-name="gr11" draw:text-style-name="P1" draw:layer="layout" svg:x1="2.351cm" svg:y1="3.667cm" svg:x2="3.442cm" svg:y2="3.318cm">
            <text:p/>
          </draw:line>
          <draw:frame draw:style-name="gr13" draw:text-style-name="P4" draw:layer="layout" svg:width="3.037cm" svg:height="1.039cm" svg:x="-0.054cm" svg:y="3.303cm">
            <draw:text-box>
              <text:p text:style-name="P3"><text:span text:style-name="T1">SWD </text:span></text:p>
              <text:p text:style-name="P3"><text:span text:style-name="T1">(Programming)</text:span></text:p>
            </draw:text-box>
          </draw:frame>
          <draw:frame draw:style-name="gr10" draw:text-style-name="P2" draw:layer="layout" svg:width="4.064cm" svg:height="0.645cm" svg:x="2.519cm" svg:y="6.104cm">
            <draw:text-box>
              <text:p><text:span text:style-name="T1">Phidgets (5V/3V)</text:span></text:p>
            </draw:text-box>
          </draw:frame>
          <draw:line draw:style-name="gr11" draw:text-style-name="P1" draw:layer="layout" svg:x1="4.389cm" svg:y1="6.255cm" svg:x2="4.383cm" svg:y2="5.239cm">
            <text:p/>
          </draw:line>
          <draw:line draw:style-name="gr11" draw:text-style-name="P1" draw:layer="layout" svg:x1="2.732cm" svg:y1="4.556cm" svg:x2="3.95cm" svg:y2="3.953cm">
            <text:p/>
          </draw:line>
          <draw:frame draw:style-name="gr10" draw:text-style-name="P2" draw:layer="layout" svg:width="2.57cm" svg:height="0.645cm" svg:x="0.419cm" svg:y="4.304cm">
            <draw:text-box>
              <text:p><text:span text:style-name="T1">User button</text:span></text:p>
            </draw:text-box>
          </draw:frame>
          <draw:frame draw:style-name="gr14" draw:text-style-name="P2" draw:layer="layout" svg:width="1.574cm" svg:height="0.645cm" svg:x="6.619cm" svg:y="4.305cm">
            <draw:text-box>
              <text:p><text:span text:style-name="T1">Reset</text:span></text:p>
            </draw:text-box>
          </draw:frame>
          <draw:line draw:style-name="gr11" draw:text-style-name="P1" draw:layer="layout" svg:x1="6.796cm" svg:y1="4.556cm" svg:x2="5.145cm" svg:y2="3.953cm">
            <text:p/>
          </draw:line>
          <draw:line draw:style-name="gr11" draw:text-style-name="P1" draw:layer="layout" svg:x1="7.05cm" svg:y1="2.524cm" svg:x2="5.907cm" svg:y2="2.524cm">
            <text:p/>
          </draw:line>
          <draw:frame draw:style-name="gr10" draw:text-style-name="P2" draw:layer="layout" svg:width="1.946cm" svg:height="0.645cm" svg:x="6.874cm" svg:y="2.213cm">
            <draw:text-box>
              <text:p><text:span text:style-name="T1">CC2520</text:span></text:p>
            </draw:text-box>
          </draw:frame>
          <draw:line draw:style-name="gr11" draw:text-style-name="P1" draw:layer="layout" svg:x1="7.422cm" svg:y1="3.459cm" svg:x2="5.946cm" svg:y2="3.457cm">
            <text:p/>
          </draw:line>
          <draw:frame draw:style-name="gr10" draw:text-style-name="P2" draw:layer="layout" svg:width="1.946cm" svg:height="1.039cm" svg:x="7.274cm" svg:y="3.014cm">
            <draw:text-box>
              <text:p><text:span text:style-name="T1">16MB Flas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9T17:51:42.884264000</meta:creation-date>
    <meta:editing-duration>PT11M31S</meta:editing-duration>
    <meta:editing-cycles>3</meta:editing-cycles>
    <meta:generator>LibreOffice/5.1.0.3$MacOSX_X86_64 LibreOffice_project/5e3e00a007d9b3b6efb6797a8b8e57b51ab1f737</meta:generator>
    <dc:date>2016-08-29T18:03:11.181150000</dc:date>
    <meta:document-statistic meta:object-count="32"/>
  </office:meta>
</office:document-meta>
</file>